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8" style:family="table">
      <style:table-properties style:width="16.999cm" table:align="margins"/>
    </style:style>
    <style:style style:name="Tabel8.A" style:family="table-column">
      <style:table-column-properties style:column-width="3.263cm" style:rel-column-width="12580*"/>
    </style:style>
    <style:style style:name="Tabel8.B" style:family="table-column">
      <style:table-column-properties style:column-width="13.735cm" style:rel-column-width="52955*"/>
    </style:style>
    <style:style style:name="Tabe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8.B1" style:family="table-cell">
      <style:table-cell-properties fo:padding="0.097cm" fo:border="0.002cm solid #000000"/>
    </style:style>
    <style:style style:name="Tabel14" style:family="table">
      <style:table-properties style:width="16.999cm" table:align="margins"/>
    </style:style>
    <style:style style:name="Tabel14.A" style:family="table-column">
      <style:table-column-properties style:column-width="1.674cm" style:rel-column-width="6453*"/>
    </style:style>
    <style:style style:name="Tabel14.B" style:family="table-column">
      <style:table-column-properties style:column-width="1.588cm" style:rel-column-width="6120*"/>
    </style:style>
    <style:style style:name="Tabel14.C" style:family="table-column">
      <style:table-column-properties style:column-width="3.246cm" style:rel-column-width="12512*"/>
    </style:style>
    <style:style style:name="Tabel14.D" style:family="table-column">
      <style:table-column-properties style:column-width="10.492cm" style:rel-column-width="40450*"/>
    </style:style>
    <style:style style:name="Tabel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4.D1" style:family="table-cell">
      <style:table-cell-properties fo:padding="0.097cm" fo:border="0.002cm solid #000000"/>
    </style:style>
    <style:style style:name="Tabel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14.C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4.A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normal" style:font-weight-asian="normal" style:font-weight-complex="norm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Field Data Structure</text:h>
      <text:p text:style-name="Text_20_body">Database: ____________________________________________</text:p>
      <text:p text:style-name="Text_20_body">Panel file: ____________________________________________</text:p>
      <text:p text:style-name="Text_20_body">Field: ________________________________________________</text:p>
      <table:table table:name="Tabel8" table:style-name="Tabel8">
        <table:table-column table:style-name="Tabel8.A"/>
        <table:table-column table:style-name="Tabel8.B"/>
        <table:table-row>
          <table:table-cell table:style-name="Tabel8.A1" office:value-type="string">
            <text:p text:style-name="P1">Offset in sample</text:p>
          </table:table-cell>
          <table:table-cell table:style-name="Tabel8.B1" office:value-type="string">
            <text:p text:style-name="P1">79Bh</text:p>
          </table:table-cell>
        </table:table-row>
      </table:table>
      <table:table table:name="Tabel14" table:style-name="Tabel14">
        <table:table-column table:style-name="Tabel14.A"/>
        <table:table-column table:style-name="Tabel14.B"/>
        <table:table-column table:style-name="Tabel14.C"/>
        <table:table-column table:style-name="Tabel14.D"/>
        <table:table-row>
          <table:table-cell table:style-name="Tabel14.A1" office:value-type="string">
            <text:p text:style-name="P1">Offset</text:p>
          </table:table-cell>
          <table:table-cell table:style-name="Tabel14.A1" office:value-type="string">
            <text:p text:style-name="P1">Length</text:p>
          </table:table-cell>
          <table:table-cell table:style-name="Tabel14.A1" office:value-type="string">
            <text:p text:style-name="P1">Sample</text:p>
          </table:table-cell>
          <table:table-cell table:style-name="Tabel14.D1" office:value-type="string">
            <text:p text:style-name="P1">Decription</text:p>
          </table:table-cell>
        </table:table-row>
        <table:table-row>
          <table:table-cell table:style-name="Tabel14.A2" office:value-type="float" office:value="0">
            <text:p text:style-name="P2">0</text:p>
          </table:table-cell>
          <table:table-cell table:style-name="Tabel14.A2" office:value-type="float" office:value="1">
            <text:p text:style-name="P2">1</text:p>
          </table:table-cell>
          <table:table-cell table:style-name="Tabel14.C2">
            <text:p text:style-name="Table_20_Contents"/>
          </table:table-cell>
          <table:table-cell table:style-name="Tabel14.D2" office:value-type="string">
            <text:p text:style-name="Table_20_Contents">Field number</text:p>
          </table:table-cell>
        </table:table-row>
        <table:table-row>
          <table:table-cell table:style-name="Tabel14.A2" office:value-type="float" office:value="1">
            <text:p text:style-name="P2">1</text:p>
          </table:table-cell>
          <table:table-cell table:style-name="Tabel14.A2" office:value-type="float" office:value="1">
            <text:p text:style-name="P2">1</text:p>
          </table:table-cell>
          <table:table-cell table:style-name="Tabel14.C2">
            <text:p text:style-name="Table_20_Contents"/>
          </table:table-cell>
          <table:table-cell table:style-name="Tabel14.D2" office:value-type="string">
            <text:p text:style-name="Table_20_Contents">Flags 1 (binary – hex – <text:s/>description)</text:p>
            <text:p text:style-name="Table_20_Contents">0000 0000 – 00h – character</text:p>
            <text:p text:style-name="Table_20_Contents">0000 0001 – 01h – virtual</text:p>
            <text:p text:style-name="Table_20_Contents">0000 0010 – 02h – down arrow door</text:p>
            <text:p text:style-name="Table_20_Contents">0000 0011 – 03h – door only field</text:p>
            <text:p text:style-name="Table_20_Contents">0000 0100 – 04h – date</text:p>
            <text:p text:style-name="Table_20_Contents">0000 1100 – 0Ch – binary or time</text:p>
            <text:p text:style-name="Table_20_Contents">0001 1100 – floating packed</text:p>
            <text:p text:style-name="Table_20_Contents">0000 1000 – 08h – text</text:p>
            <text:p text:style-name="Table_20_Contents">0010 0000 – 20h – field has total target</text:p>
            <text:p text:style-name="Table_20_Contents">0100 0000 – editing not allowed</text:p>
            <text:p text:style-name="Table_20_Contents">1000 0000 – must not be zero/blank</text:p>
            <text:p text:style-name="Table_20_Contents"/>
            <text:p text:style-name="Table_20_Contents">Obviously not all combinations of above are possible (probably not necessary)</text:p>
          </table:table-cell>
        </table:table-row>
        <table:table-row>
          <table:table-cell table:style-name="Tabel14.A2" office:value-type="float" office:value="2">
            <text:p text:style-name="P2">2</text:p>
          </table:table-cell>
          <table:table-cell table:style-name="Tabel14.A2" office:value-type="float" office:value="1">
            <text:p text:style-name="P2">1</text:p>
          </table:table-cell>
          <table:table-cell table:style-name="Tabel14.C2">
            <text:p text:style-name="Table_20_Contents"/>
          </table:table-cell>
          <table:table-cell table:style-name="Tabel14.D2" office:value-type="string">
            <text:p text:style-name="Table_20_Contents">Flags 2 (bit nr – mask – description)</text:p>
            <text:p text:style-name="Table_20_Contents">1 – 01h – initial on create</text:p>
            <text:p text:style-name="Table_20_Contents">2 – 02h – initial on create save 3 means recompute hot</text:p>
            <text:p text:style-name="Table_20_Contents">3 – 04h – value check at edit</text:p>
            <text:p text:style-name="Table_20_Contents">4 – 08h – value check at save</text:p>
          </table:table-cell>
        </table:table-row>
        <table:table-row>
          <table:table-cell table:style-name="Tabel14.A5" office:value-type="string">
            <text:p text:style-name="P2"/>
          </table:table-cell>
          <table:table-cell table:style-name="Tabel14.A5" office:value-type="string">
            <text:p text:style-name="P2"/>
          </table:table-cell>
          <table:table-cell table:style-name="Tabel14.C2">
            <text:p text:style-name="Table_20_Contents"/>
          </table:table-cell>
          <table:table-cell table:style-name="Tabel14.D2" office:value-type="string">
            <text:p text:style-name="Table_20_Contents">5 – 10h – search field list defined</text:p>
            <text:p text:style-name="Table_20_Contents">6 – 20h – n-type field - used in index key generation</text:p>
            <text:p text:style-name="Table_20_Contents">7 – 40h – hidden</text:p>
            <text:p text:style-name="Table_20_Contents">8 – 80h – auto-increment</text:p>
          </table:table-cell>
        </table:table-row>
        <table:table-row>
          <table:table-cell table:style-name="Tabel14.A2" office:value-type="float" office:value="3">
            <text:p text:style-name="P2">3</text:p>
          </table:table-cell>
          <table:table-cell table:style-name="Tabel14.A2" office:value-type="float" office:value="1">
            <text:p text:style-name="P2">1</text:p>
          </table:table-cell>
          <table:table-cell table:style-name="Tabel14.C2">
            <text:p text:style-name="Table_20_Contents"/>
          </table:table-cell>
          <table:table-cell table:style-name="Tabel14.D2" office:value-type="string">
            <text:p text:style-name="P6">Character field → the length of the field in the record.</text:p>
            <text:p text:style-name="Table_20_Contents">Binary G,H numbers → decimal scale.</text:p>
            <text:p text:style-name="Table_20_Contents">N numbers, packed &amp; binary → the number of digits for index (length is always 4 bytes ).</text:p>
            <text:p text:style-name="Table_20_Contents">dates, times, textpointers, and G packed numbers → 0.</text:p>
            <text:p text:style-name="Table_20_Contents"/>
            <text:p text:style-name="Table_20_Contents">Note: in packed format each half byte codes one digit.</text:p>
          </table:table-cell>
        </table:table-row>
        <table:table-row>
          <table:table-cell table:style-name="Tabel14.A2" office:value-type="float" office:value="4">
            <text:p text:style-name="P2">4</text:p>
          </table:table-cell>
          <table:table-cell table:style-name="Tabel14.A2" office:value-type="float" office:value="2">
            <text:p text:style-name="P2">2</text:p>
          </table:table-cell>
          <table:table-cell table:style-name="Tabel14.C2">
            <text:p text:style-name="Table_20_Contents"/>
          </table:table-cell>
          <table:table-cell table:style-name="Tabel14.D2" office:value-type="string">
            <text:p text:style-name="Table_20_Contents">Offset in record for the field.</text:p>
          </table:table-cell>
        </table:table-row>
        <table:table-row>
          <table:table-cell table:style-name="Tabel14.A2" office:value-type="float" office:value="6">
            <text:p text:style-name="P2">6</text:p>
          </table:table-cell>
          <table:table-cell table:style-name="Tabel14.A2" office:value-type="float" office:value="2">
            <text:p text:style-name="P2">2</text:p>
          </table:table-cell>
          <table:table-cell table:style-name="Tabel14.C2">
            <text:p text:style-name="Table_20_Contents"/>
          </table:table-cell>
          <table:table-cell table:style-name="Tabel14.D2" office:value-type="string">
            <text:p text:style-name="Table_20_Contents">Offset in field extension dat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n van Mansum</meta:initial-creator>
    <meta:creation-date>2009-06-24T16:48:12</meta:creation-date>
    <meta:generator>OpenOffice.org/3.0$Linux OpenOffice.org_project/300m15$Build-9379</meta:generator>
    <dc:date>2009-06-26T15:01:47</dc:date>
    <dc:creator>Jan van Mansum</dc:creator>
    <meta:editing-duration>PT00H05M47S</meta:editing-duration>
    <meta:editing-cycles>7</meta:editing-cycles>
    <meta:document-statistic meta:table-count="2" meta:image-count="0" meta:object-count="0" meta:page-count="1" meta:paragraph-count="52" meta:word-count="263" meta:character-count="1349"/>
  </office:meta>
</office:document-meta>
</file>